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19e6d" officeooo:paragraph-rsid="00019e6d"/>
    </style:style>
    <style:style style:name="P2" style:family="paragraph" style:parent-style-name="Standard" style:list-style-name="L1">
      <style:text-properties style:font-name="Calibri" officeooo:rsid="00019e6d" officeooo:paragraph-rsid="00019e6d"/>
    </style:style>
    <style:style style:name="P3" style:family="paragraph" style:parent-style-name="Standard" style:list-style-name="L2">
      <style:text-properties style:font-name="Calibri" officeooo:rsid="00019e6d" officeooo:paragraph-rsid="00019e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/ Topics to Cover</text:p>
      <text:list text:style-name="L1">
        <text:list-item>
          <text:p text:style-name="P2">Introduction to what data analysis and visualization are</text:p>
        </text:list-item>
        <text:list-item>
          <text:p text:style-name="P2">Brief overview of tools and languages</text:p>
        </text:list-item>
        <text:list-item>
          <text:p text:style-name="P2">Best practices for coding and data</text:p>
        </text:list-item>
        <text:list-item>
          <text:p text:style-name="P2">Types of visualizations</text:p>
        </text:list-item>
        <text:list-item>
          <text:p text:style-name="P2">Resources for future learning</text:p>
        </text:list-item>
      </text:list>
      <text:p text:style-name="P1"/>
      <text:p text:style-name="P1">Resources</text:p>
      <text:list text:style-name="L2">
        <text:list-item>
          <text:p text:style-name="P3">[Official Site for R and Comprehensive R Archive Network<text:line-break/> (CRAN)](<text:a xlink:type="simple" xlink:href="https://cran.r-project.org/" text:style-name="Internet_20_link" text:visited-style-name="Visited_20_Internet_20_Link">https://cran.r-project.org/</text:a>)</text:p>
        </text:list-item>
        <text:list-item>
          <text:p text:style-name="P3">[Official Site for POSIT/RSTUDIO](<text:a xlink:type="simple" xlink:href="https://rstudio.com/" text:style-name="Internet_20_link" text:visited-style-name="Visited_20_Internet_20_Link">https://rstudio.com/</text:a>)</text:p>
        </text:list-item>
        <text:list-item>
          <text:p text:style-name="P3">[O'Reilly Learning Platform](<text:a xlink:type="simple" xlink:href="https://databases.lib.wvu.edu/connect/1540334373" text:style-name="Internet_20_link" text:visited-style-name="Visited_20_Internet_20_Link">https://databases.lib.wvu.edu/connect/1540334373</text:a>)</text:p>
          <text:list>
            <text:list-item>
              <text:p text:style-name="P3">R for Data Science, 2nd Edition</text:p>
            </text:list-item>
            <text:list-item>
              <text:p text:style-name="P3">R Programming for Statistics and Data Science</text:p>
            </text:list-item>
          </text:list>
        </text:list-item>
        <text:list-item>
          <text:p text:style-name="P3">[Postit/RStudio Youtube Page](<text:a xlink:type="simple" xlink:href="https://www.youtube.com/@PositPBC" text:style-name="Internet_20_link" text:visited-style-name="Visited_20_Internet_20_Link">https://www.youtube.com/@PositPBC</text:a>)</text:p>
        </text:list-item>
        <text:list-item>
          <text:p text:style-name="P3">[R for Data Science Youtube Page](https://www.youtube.com/@r4ds)<text:line-break/><text:line-break/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12:57:00.961784300</meta:creation-date>
    <dc:date>2025-07-10T12:59:55.012934500</dc:date>
    <meta:editing-duration>PT2M54S</meta:editing-duration>
    <meta:editing-cycles>1</meta:editing-cycles>
    <meta:document-statistic meta:table-count="0" meta:image-count="0" meta:object-count="0" meta:page-count="1" meta:paragraph-count="14" meta:word-count="84" meta:character-count="660" meta:non-whitespace-character-count="597"/>
    <meta:generator>LibreOffice/25.2.4.3$Windows_X86_64 LibreOffice_project/33e196637044ead23f5c3226cde09b47731f7e27</meta:generator>
  </office:meta>
</office:document-meta>
</file>